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97d" officeooo:paragraph-rsid="001db97d"/>
    </style:style>
    <style:style style:name="P2" style:family="paragraph" style:parent-style-name="Standard">
      <style:text-properties officeooo:rsid="002444d8" officeooo:paragraph-rsid="002444d8"/>
    </style:style>
    <style:style style:name="T1" style:family="text">
      <style:text-properties officeooo:rsid="001ec4d7"/>
    </style:style>
    <style:style style:name="T2" style:family="text">
      <style:text-properties officeooo:rsid="002599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1 – Konservativ: „geborener Glaube“ (Z 19), „Kräfte des Kristentums“ (Z 24); Rechts: „Freiheit und des Privaten eigentums“ (Z 31), „monarchische Spitze“ → DVP? </text:p>
      <text:p text:style-name="P1">M2 – <text:span text:style-name="T1">internationalistisch „Abschaffung einzelstaaten“ (Z 50); Links: „Abschaffung aller Standesunterschiede“ (Z 53), „Gleichstellung der Geschlechter“ (Z 54); Progressive: „sechstündiger Höchstarbeitstage“, „Enteignung des Grund und Bodens“ (Z 57) → USPD / KPD</text:span></text:p>
      <text:p text:style-name="P1">M3 – Mitte: „<text:span text:style-name="T1">gerechter Anspruch auf vorwärts kommen</text:span>“ <text:span text:style-name="T1">(Z 83) → SPD</text:span></text:p>
      <text:p text:style-name="P2">Progressiv: „Gleichheit aller“ <text:span text:style-name="T2">Kapitalismu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4T10:31:49.860000000</meta:creation-date>
    <dc:date>2019-11-04T11:06:37.528000000</dc:date>
    <meta:editing-duration>PT22M54S</meta:editing-duration>
    <meta:editing-cycles>7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4" meta:word-count="69" meta:character-count="529" meta:non-whitespace-character-count="460"/>
  </office:meta>
</office:document-meta>
</file>